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034c59" officeooo:paragraph-rsid="000a9aca" style:font-weight-asian="normal" style:font-weight-complex="normal"/>
    </style:style>
    <style:style style:name="P2" style:family="paragraph" style:parent-style-name="Standard">
      <style:text-properties fo:font-weight="bold" officeooo:rsid="00034c59" officeooo:paragraph-rsid="000a9aca" style:font-weight-asian="bold" style:font-weight-complex="bold"/>
    </style:style>
    <style:style style:name="P3" style:family="paragraph" style:parent-style-name="Standard">
      <style:text-properties fo:font-weight="bold" officeooo:rsid="0006536d" officeooo:paragraph-rsid="000a9aca" style:font-weight-asian="bold" style:font-weight-complex="bold"/>
    </style:style>
    <style:style style:name="P4" style:family="paragraph" style:parent-style-name="Standard">
      <style:text-properties fo:font-style="normal" fo:font-weight="normal" officeooo:rsid="00076613" officeooo:paragraph-rsid="000a9aca" style:font-style-asian="normal" style:font-weight-asian="normal" style:font-style-complex="normal" style:font-weight-complex="normal"/>
    </style:style>
    <style:style style:name="P5" style:family="paragraph" style:parent-style-name="Standard">
      <style:text-properties fo:font-style="normal" fo:font-weight="normal" officeooo:rsid="000bdcac" officeooo:paragraph-rsid="000a9aca" style:font-style-asian="normal" style:font-weight-asian="normal" style:font-style-complex="normal" style:font-weight-complex="normal"/>
    </style:style>
    <style:style style:name="P6" style:family="paragraph" style:parent-style-name="Standard">
      <style:text-properties fo:font-style="normal" fo:font-weight="bold" officeooo:rsid="0006df6b" officeooo:paragraph-rsid="000a9aca" style:font-style-asian="normal" style:font-weight-asian="bold" style:font-style-complex="normal" style:font-weight-complex="bold"/>
    </style:style>
    <style:style style:name="P7" style:family="paragraph" style:parent-style-name="Standard">
      <style:text-properties fo:font-style="normal" fo:font-weight="bold" officeooo:rsid="000c2b3e" officeooo:paragraph-rsid="000a9aca" style:font-style-asian="normal" style:font-weight-asian="bold" style:font-style-complex="normal" style:font-weight-complex="bold"/>
    </style:style>
    <style:style style:name="P8" style:family="paragraph" style:parent-style-name="Standard">
      <style:text-properties fo:font-style="normal" fo:font-weight="bold" officeooo:rsid="00076613" officeooo:paragraph-rsid="000a9aca" style:font-style-asian="normal" style:font-weight-asian="bold" style:font-style-complex="normal" style:font-weight-complex="bold"/>
    </style:style>
    <style:style style:name="P9" style:family="paragraph" style:parent-style-name="Standard">
      <style:text-properties fo:font-style="normal" fo:font-weight="bold" officeooo:rsid="000bdcac" officeooo:paragraph-rsid="000a9aca" style:font-style-asian="normal" style:font-weight-asian="bold" style:font-style-complex="normal" style:font-weight-complex="bold"/>
    </style:style>
    <style:style style:name="T1" style:family="text">
      <style:text-properties officeooo:rsid="00046901"/>
    </style:style>
    <style:style style:name="T2" style:family="text">
      <style:text-properties officeooo:rsid="0006536d"/>
    </style:style>
    <style:style style:name="T3" style:family="text">
      <style:text-properties officeooo:rsid="000932f2"/>
    </style:style>
    <style:style style:name="T4" style:family="text">
      <style:text-properties officeooo:rsid="000a9a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MS:</text:p>
      <text:p text:style-name="P2"/>
      <text:p text:style-name="P1">For <text:s/>the given graph, prim’s <text:span text:style-name="T1">algorithm</text:span> will not work <text:span text:style-name="T2">as prim’s algorithm is only able to find the minimum spanning tree for an undirected graph. The algorithm fails to work as it depends on multiple nodes being connected to the same node and it being able to visit the same node to move to any other adjacent node.</text:span></text:p>
      <text:p text:style-name="P1"/>
      <text:p text:style-name="P1"/>
      <text:p text:style-name="P3">KRUSKAL’S:</text:p>
      <text:p text:style-name="P3"/>
      <text:p text:style-name="P1">For <text:s/>the given graph, <text:span text:style-name="T2">Kruskal’s</text:span>’s <text:span text:style-name="T1">algorithm</text:span> will not work <text:span text:style-name="T2">as Kruskal’s algorithm is only able to find the minimum spanning tree for an undirected graph. The algorithm fails to work as it depends on multiple nodes being connected to the same node and it being able to visit the same node to move to any other adjacent node.</text:span></text:p>
      <text:p text:style-name="P6"/>
      <text:p text:style-name="P4">The output <text:span text:style-name="T4">won</text:span>’t <text:span text:style-name="T4">be</text:span> correct as there is a loop forned on output. Thus, we can conclude that Kurskal’s algorithm fails to work for the given directed graph.</text:p>
      <text:p text:style-name="P4"/>
      <text:p text:style-name="P4"/>
      <text:p text:style-name="P4"/>
      <text:p text:style-name="P7">DJIKSTRA’S ALGORITHM:</text:p>
      <text:p text:style-name="P8"/>
      <text:p text:style-name="P4">Djikstra’s Algorithm fails at negative weights. <text:span text:style-name="T3">Since Dijkstra follows a Greedy Approach, once a node is marked as visited it cannot be reconsidered even if there is another path with less cost or distance. </text:span></text:p>
      <text:p text:style-name="P4"/>
      <text:p text:style-name="P4"/>
      <text:p text:style-name="P4"/>
      <text:p text:style-name="P9">Reason for Choosing C:</text:p>
      <text:p text:style-name="P9"/>
      <text:p text:style-name="P5">I am more experienced in C and therefore find it easier than the other coding languag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0:52:49.091620003</meta:creation-date>
    <dc:date>2023-01-18T10:56:17.994305327</dc:date>
    <meta:editing-duration>PT3M29S</meta:editing-duration>
    <meta:editing-cycles>1</meta:editing-cycles>
    <meta:document-statistic meta:table-count="0" meta:image-count="0" meta:object-count="0" meta:page-count="1" meta:paragraph-count="9" meta:word-count="202" meta:character-count="1144" meta:non-whitespace-character-count="948"/>
    <meta:generator>LibreOffice/6.4.7.2$Linux_X86_64 LibreOffice_project/40$Build-2</meta:generator>
  </office:meta>
</office:document-meta>
</file>